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992in"/>
    </style:style>
    <style:style style:name="co32" style:family="table-column">
      <style:table-column-properties fo:break-before="auto" style:column-width="1.2118in"/>
    </style:style>
    <style:style style:name="co33" style:family="table-column">
      <style:table-column-properties fo:break-before="auto" style:column-width="1.772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9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68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17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5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2:.C5])" office:value-type="float" office:value="4"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68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17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17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67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67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3:.B5])" office:value-type="float" office:value="2">
            <text:p>2</text:p>
          </table:table-cell>
          <table:table-cell table:formula="of:=SUM([.C2:.C5])" office:value-type="float" office:value="48">
            <text:p>4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1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161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327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327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2">
            <text:p>2</text:p>
          </table:table-cell>
          <table:table-cell table:formula="of:=SUM([.C2:.C4])" office:value-type="float" office:value="4"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213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1"/>
        <table:table-column table:style-name="co2" table:default-cell-style-name="Default"/>
        <table:table-column table:style-name="co7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161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315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1">
          <table:table-cell table:style-name="ce2"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8">
            <text:p>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9">
            <office:annotation draw:style-name="gr11" draw:text-style-name="P1" svg:width="1.1413in" svg:height="9.0988in" svg:x="3.9555in" svg:y="0.0114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1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9555in" svg:y="0.0232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3" draw:text-style-name="P1" svg:width="1.1413in" svg:height="3.8114in" svg:x="3.9555in" svg:y="0.0346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9555in" svg:y="0.1583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27">
            <text:p>2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3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ontain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6" draw:text-style-name="P1" svg:width="1.1413in" svg:height="0.7012in" svg:x="3.2035in" svg:y="0.0039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Base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035in" svg:y="0.0079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2035in" svg:y="0.0118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6" draw:text-style-name="P1" svg:width="1.1413in" svg:height="0.7012in" svg:x="3.2035in" svg:y="0.1587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5">
            <text:p>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09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1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1">
            <text:p>1</text:p>
          </table:table-cell>
          <table:table-cell table:formula="of:=SUM([.C2:.C4])" office:value-type="float" office:value="4"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.0114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.0232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39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14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.0114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14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114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2">
            <text:p>2</text:p>
          </table:table-cell>
          <table:table-cell table:formula="of:=SUM([.C2:.C4])" office:value-type="float" office:value="7">
            <text:p>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08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08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5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5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79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3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3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5">
            <text:p>5</text:p>
          </table:table-cell>
          <table:table-cell table:formula="of:=SUM([.C2:.C6])" office:value-type="float" office:value="24">
            <text:p>2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1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799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799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5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1">
            <text:p>1</text:p>
          </table:table-cell>
          <table:table-cell table:formula="of:=SUM([.C2:.C6])" office:value-type="float" office:value="43">
            <text:p>4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3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3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0">
            <text:p>0</text:p>
          </table:table-cell>
          <table:table-cell office:value-type="float" office:value="8">
            <office:annotation draw:style-name="gr21" draw:text-style-name="P1" svg:width="1.1413in" svg:height="5.0555in" svg:x="3.3319in" svg:y="0.0268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3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3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598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598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69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69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25" draw:text-style-name="P1" svg:width="1.1413in" svg:height="3.0339in" svg:x="3.3319in" svg:y="0.322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 office:value-type="float" office:value="0">
            <text:p>0</text:p>
          </table:table-cell>
          <table:table-cell office:value-type="float" office:value="5">
            <office:annotation draw:style-name="gr20" draw:text-style-name="P1" svg:width="1.1413in" svg:height="2.4118in" svg:x="3.3319in" svg:y="0.498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0">
            <text:p>0</text:p>
          </table:table-cell>
          <table:table-cell office:value-type="float" office:value="4">
            <office:annotation draw:style-name="gr16" draw:text-style-name="P1" svg:width="1.1413in" svg:height="3.3449in" svg:x="3.3319in" svg:y="0.67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0">
            <text:p>0</text:p>
          </table:table-cell>
          <table:table-cell office:value-type="float" office:value="4">
            <office:annotation draw:style-name="gr13" draw:text-style-name="P1" svg:width="1.1413in" svg:height="3.8114in" svg:x="3.3319in" svg:y="0.8614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0">
            <text:p>0</text:p>
          </table:table-cell>
          <table:table-cell office:value-type="float" office:value="4">
            <office:annotation draw:style-name="gr16" draw:text-style-name="P1" svg:width="1.1413in" svg:height="3.3449in" svg:x="3.3319in" svg:y="1.0488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0">
            <text:p>0</text:p>
          </table:table-cell>
          <table:table-cell office:value-type="float" office:value="18">
            <office:annotation draw:style-name="gr26" draw:text-style-name="P1" svg:width="1.1413in" svg:height="10.3429in" svg:x="3.3319in" svg:y="1.2362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 office:value-type="float" office:value="0">
            <text:p>0</text:p>
          </table:table-cell>
          <table:table-cell office:value-type="float" office:value="4">
            <office:annotation draw:style-name="gr10" draw:text-style-name="P1" svg:width="1.1413in" svg:height="3.1894in" svg:x="3.3319in" svg:y="1.42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99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99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0">
            <text:p>0</text:p>
          </table:table-cell>
          <table:table-cell office:value-type="float" office:value="8">
            <office:annotation draw:style-name="gr27" draw:text-style-name="P1" svg:width="1.1413in" svg:height="5.211in" svg:x="3.3319in" svg:y="1.7874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 office:value-type="string">
            <text:p>TOTAL</text:p>
          </table:table-cell>
          <table:table-cell table:style-name="Default" table:formula="of:=SUM([.B2:.B15])" office:value-type="float" office:value="4">
            <text:p>4</text:p>
          </table:table-cell>
          <table:table-cell table:style-name="Default" table:formula="of:=SUM([.C2:.C15])" office:value-type="float" office:value="83">
            <text:p>83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4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1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1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1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64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264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68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17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17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67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46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4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098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2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 office:value-type="string">
            <text:p>TOTAL</text:p>
          </table:table-cell>
          <table:table-cell table:formula="of:=SUM([.B2:.B8])" office:value-type="float" office:value="4">
            <text:p>4</text:p>
          </table:table-cell>
          <table:table-cell table:formula="of:=SUM([.C2:.C8])" office:value-type="float" office:value="16">
            <text:p>16</text:p>
          </table:table-cell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office:annotation draw:style-name="gr30" draw:text-style-name="P1" svg:width="1.1413in" svg:height="0.2634in" svg:x="1.4362in" svg:y="0.0035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48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3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268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417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685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2:.C5])" office:value-type="float" office:value="42">
            <text:p>4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213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22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.0268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.0268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1">
          <table:table-cell table:style-name="ce2"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.0535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.0748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.0748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1472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2">
            <text:p>2</text:p>
          </table:table-cell>
          <table:table-cell table:formula="of:=SUM([.C2:.C6])" office:value-type="float" office:value="26">
            <text:p>26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09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36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36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86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86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2:.B3])" office:value-type="float" office:value="3">
            <text:p>3</text:p>
          </table:table-cell>
          <table:table-cell table:formula="of:=SUM([.C2:.C3])" office:value-type="float" office:value="6">
            <text:p>6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57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.0114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4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4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4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28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28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2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69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4">
            <text:p>4</text:p>
          </table:table-cell>
          <table:table-cell table:formula="of:=SUM([.C2:.C6])" office:value-type="float" office:value="38">
            <text:p>3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3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3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.0114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.0232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.0232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453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62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.0362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1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.0575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1453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office:value-type="string">
            <text:p>TOTAL</text:p>
          </table:table-cell>
          <table:table-cell table:formula="of:=SUM([.B2:.B5])" office:value-type="float" office:value="2">
            <text:p>2</text:p>
          </table:table-cell>
          <table:table-cell table:formula="of:=SUM([.C2:.C5])" office:value-type="float" office:value="14">
            <text:p>1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1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1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6" draw:text-style-name="P1" svg:width="1.1413in" svg:height="3.3449in" svg:x="2.9031in" svg:y="0.0327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2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2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5])" office:value-type="float" office:value="2">
            <text:p>2</text:p>
          </table:table-cell>
          <table:table-cell table:formula="of:=SUM([.C2:.C5])" office:value-type="float" office:value="17">
            <text:p>1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.0114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.0114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1">
          <table:table-cell table:style-name="ce2" office:value-type="string">
            <text:p>VideoBase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45" draw:text-style-name="P1" svg:width="1.1413in" svg:height="5.3665in" svg:x="3.3563in" svg:y="0.0232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.0346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.0346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587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583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1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5">
            <text:p>5</text:p>
          </table:table-cell>
          <table:table-cell table:formula="of:=SUM([.C2:.C6])" office:value-type="float" office:value="53">
            <text:p>5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2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2">
            <office:annotation draw:style-name="gr2" draw:text-style-name="P1" svg:width="1.1413in" svg:height="1.0122in" svg:x="2.6256in" svg:y="0.0268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table:style-name="ce9" office:value-type="float" office:value="12">
            <office:annotation draw:style-name="gr47" draw:text-style-name="P1" svg:width="1.1413in" svg:height="5.6776in" svg:x="4.0335in" svg:y="0.0268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1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6256in" svg:y="0.0417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4.0335in" svg:y="0.0417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2">
          <table:table-cell office:value-type="string">
            <text:p>Qua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7">
            <office:annotation draw:style-name="gr48" draw:text-style-name="P1" svg:width="1.1413in" svg:height="18.585in" svg:x="4.0335in" svg:y="0.0685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1">
          <table:table-cell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office:annotation draw:style-name="gr49" draw:text-style-name="P1" svg:width="1.1413in" svg:height="5.522in" svg:x="4.0335in" svg:y="0.135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0" draw:text-style-name="P1" svg:width="1.1413in" svg:height="3.1894in" svg:x="4.0335in" svg:y="0.322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1">
          <table:table-cell office:value-type="string">
            <text:p>TilingShad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office:annotation draw:style-name="gr50" draw:text-style-name="P1" svg:width="1.1413in" svg:height="20.6067in" svg:x="4.8988in" svg:y="0.3469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6256in" svg:y="0.6976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table:style-name="ce9" office:value-type="float" office:value="9">
            <office:annotation draw:style-name="gr21" draw:text-style-name="P1" svg:width="1.1413in" svg:height="5.0555in" svg:x="4.0335in" svg:y="0.6972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style-name="ce1" office:value-type="string">
            <text:p>TOTAL</text:p>
          </table:table-cell>
          <table:table-cell table:formula="of:=SUM([.B2:.B9])" office:value-type="float" office:value="4">
            <text:p>4</text:p>
          </table:table-cell>
          <table:table-cell table:formula="of:=SUM([.C2:.C9])" office:value-type="float" office:value="94">
            <text:p>94</text:p>
          </table:table-cell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821">
            <text:p>182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311">
            <text:p>231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.0213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.0213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362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.0362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4">
            <text:p>4</text:p>
          </table:table-cell>
          <table:table-cell table:formula="of:=SUM([.C2:.C4])" office:value-type="float" office:value="8">
            <text:p>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268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268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.0268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.0268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oid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Void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Extract" table:style-name="ta1" table:print="false">
        <table:table-column table:style-name="co31" table:default-cell-style-name="ce1"/>
        <table:table-column table:style-name="co2" table:default-cell-style-name="Default"/>
        <table:table-column table:style-name="co20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office:annotation draw:style-name="gr51" draw:text-style-name="P1" svg:width="1.1413in" svg:height="10.0319in" svg:x="4.026in" svg:y="0.0268in" draw:caption-point-x="-0.2402in" draw:caption-point-y="0.1646in">
              <dc:creator>LS</dc:creator>
              <dc:date>2018-12-18T00:00:00</dc:date>
              <text:p text:style-name="P1"><text:span text:style-name="T1">WebGLExtract-flow.js:1007:7-15: Rectangle</text:span></text:p>
              <text:p text:style-name="P1"><text:span text:style-name="T1">WebGLExtract-flow.js:1007:19-33: Rectangle</text:span></text:p>
              <text:p text:style-name="P1"><text:span text:style-name="T1">WebGLExtract-flow.js:1007:23-31: [class: Rectangle]</text:span></text:p>
              <text:p text:style-name="P1"><text:span text:style-name="T1">WebGLExtract-flow.js:1068:13-17: Rectangle</text:span></text:p>
              <text:p text:style-name="P1"><text:span text:style-name="T1">WebGLExtract-flow.js:1097:13-29: Rectangle</text:span></text:p>
              <text:p text:style-name="P1"><text:span text:style-name="T1">WebGLExtract-flow.js:1097:21-29: Rectangle</text:span></text:p>
              <text:p text:style-name="P1"><text:span text:style-name="T1">WebGLExtract-flow.js:1098:13-17: Rectangle</text:span></text:p>
              <text:p text:style-name="P1"><text:span text:style-name="T1">WebGLExtract-flow.js:1099:13-17: Rectangle</text:span></text:p>
              <text:p text:style-name="P1"><text:span text:style-name="T1">WebGLExtract-flow.js:1102:23-27: Rectangle</text:span></text:p>
              <text:p text:style-name="P1"><text:span text:style-name="T1">WebGLExtract-flow.js:1103:24-28: Rectangle</text:span></text:p>
              <text:p text:style-name="P1"><text:span text:style-name="T1">WebGLExtract-flow.js:1119:17-21: Rectangle</text:span></text:p>
              <text:p text:style-name="P1"><text:span text:style-name="T1">WebGLExtract-flow.js:1120:17-21: Rectangle</text:span></text:p>
              <text:p text:style-name="P1"><text:span text:style-name="T1">WebGLExtract-flow.js:1160:13-17: Rectangle</text:span></text:p>
              <text:p text:style-name="P1"><text:span text:style-name="T1">WebGLExtract-flow.js:1186:13-29: Rectangle</text:span></text:p>
              <text:p text:style-name="P1"><text:span text:style-name="T1">WebGLExtract-flow.js:1186:21-29: Rectangle</text:span></text:p>
              <text:p text:style-name="P1"><text:span text:style-name="T1">WebGLExtract-flow.js:1187:13-17: Rectangle</text:span></text:p>
              <text:p text:style-name="P1"><text:span text:style-name="T1">WebGLExtract-flow.js:1188:13-17: Rectangle</text:span></text:p>
              <text:p text:style-name="P1"><text:span text:style-name="T1">WebGLExtract-flow.js:1191:23-27: Rectangle</text:span></text:p>
              <text:p text:style-name="P1"><text:span text:style-name="T1">WebGLExtract-flow.js:1192:24-28: Rectangle</text:span></text:p>
              <text:p text:style-name="P1"><text:span text:style-name="T1">WebGLExtract-flow.js:1204:17-21: Rectangle</text:span></text:p>
              <text:p text:style-name="P1"><text:span text:style-name="T1">WebGLExtract-flow.js:1205:17-21: Rectangle</text:span></text:p>
            </office:annotation>
            <text:p>21</text:p>
          </table:table-cell>
        </table:table-row>
        <table:table-row table:style-name="ro1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4.026in" svg:y="0.0535in" draw:caption-point-x="-0.2402in" draw:caption-point-y="0.3252in">
              <dc:creator>LS</dc:creator>
              <dc:date>2018-12-18T00:00:00</dc:date>
              <text:p text:style-name="P1"><text:span text:style-name="T1">WebGLExtract-flow.js:1074:35-47: [class: RenderTexture]</text:span></text:p>
              <text:p text:style-name="P1"><text:span text:style-name="T1">WebGLExtract-flow.js:1165:35-47: [class: RenderTexture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office:annotation draw:style-name="gr38" draw:text-style-name="P1" svg:width="1.1413in" svg:height="7.0772in" svg:x="4.026in" svg:y="0.0803in" draw:caption-point-x="-0.2402in" draw:caption-point-y="0.4858in">
              <dc:creator>LS</dc:creator>
              <dc:date>2018-12-18T00:00:00</dc:date>
              <text:p text:style-name="P1"><text:span text:style-name="T1">WebGLExtract-flow.js:1105:15-26: CanvasRenderTarget</text:span></text:p>
              <text:p text:style-name="P1"><text:span text:style-name="T1">WebGLExtract-flow.js:1105:30-66: CanvasRenderTarget</text:span></text:p>
              <text:p text:style-name="P1"><text:span text:style-name="T1">WebGLExtract-flow.js:1105:34-51: [class: CanvasRenderTarget]</text:span></text:p>
              <text:p text:style-name="P1"><text:span text:style-name="T1">WebGLExtract-flow.js:1129:32-43: CanvasRenderTarget</text:span></text:p>
              <text:p text:style-name="P1"><text:span text:style-name="T1">WebGLExtract-flow.js:1133:13-24: CanvasRenderTarget</text:span></text:p>
              <text:p text:style-name="P1"><text:span text:style-name="T1">WebGLExtract-flow.js:1138:17-28: CanvasRenderTarget</text:span></text:p>
              <text:p text:style-name="P1"><text:span text:style-name="T1">WebGLExtract-flow.js:1139:17-28: CanvasRenderTarget</text:span></text:p>
              <text:p text:style-name="P1"><text:span text:style-name="T1">WebGLExtract-flow.js:1139:48-59: CanvasRenderTarget</text:span></text:p>
              <text:p text:style-name="P1"><text:span text:style-name="T1">WebGLExtract-flow.js:1144:16-27: CanvasRenderTarget</text:span></text:p>
            </office:annotation>
            <text:p>9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4.026in" svg:y="0.1587in" draw:caption-point-x="-0.2402in" draw:caption-point-y="0.5949in">
              <dc:creator>LS</dc:creator>
              <dc:date>2018-12-18T00:00:00</dc:date>
              <text:p text:style-name="P1"><text:span text:style-name="T1">WebGLExtract-flow.js:1228:1-13: [class: WebGL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33">
            <text:p>3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Extra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Prepare" table:style-name="ta1" table:print="false">
        <table:table-column table:style-name="co32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Contain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6" draw:text-style-name="P1" svg:width="1.1413in" svg:height="0.7012in" svg:x="3.2213in" svg:y="0.0209in" draw:caption-point-x="-0.2402in" draw:caption-point-y="0.1705in">
              <dc:creator>LS</dc:creator>
              <dc:date>2018-12-19T00:00:00</dc:date>
              <text:p text:style-name="P1"><text:span text:style-name="T1">WebGLPrepare-flow.js:3143:29-37: [class: Container]</text:span></text:p>
            </office:annotation>
            <text:p>1</text:p>
          </table:table-cell>
        </table:table-row>
        <table:table-row table:style-name="ro1">
          <table:table-cell office:value-type="string">
            <text:p>Base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.0232in" draw:caption-point-x="-0.2402in" draw:caption-point-y="0.3555in">
              <dc:creator>LS</dc:creator>
              <dc:date>2018-12-20T00:00:00</dc:date>
              <text:p text:style-name="P1"><text:span text:style-name="T1">WebGLPrepare-flow.js:3193:25-35: [class: BaseTexture]</text:span></text:p>
              <text:p text:style-name="P1"><text:span text:style-name="T1">WebGLPrepare-flow.js:3234:25-35: [class: BaseTexture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Graphics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.1583in" draw:caption-point-x="-0.2402in" draw:caption-point-y="0.5953in">
              <dc:creator>LS</dc:creator>
              <dc:date>2018-12-20T00:00:00</dc:date>
              <text:p text:style-name="P1"><text:span text:style-name="T1">WebGLPrepare-flow.js:3213:25-32: [class: Graphics]</text:span></text:p>
              <text:p text:style-name="P1"><text:span text:style-name="T1">WebGLPrepare-flow.js:3268:25-32: [class: Graphics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2213in" svg:y="0.3343in" draw:caption-point-x="-0.2402in" draw:caption-point-y="0.5953in">
              <dc:creator>LS</dc:creator>
              <dc:date>2018-12-20T00:00:00</dc:date>
              <text:p text:style-name="P1"><text:span text:style-name="T1">WebGLPrepare-flow.js:3278:1-13: [class: WebGL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style-name="ce1" office:value-type="string">
            <text:p>TOTAL</text:p>
          </table:table-cell>
          <table:table-cell table:formula="of:=SUM([.B2:.B7])" office:value-type="float" office:value="0">
            <text:p>0</text:p>
          </table:table-cell>
          <table:table-cell table:formula="of:=SUM([.C2:.C7])" office:value-type="float" office:value="6">
            <text:p>6</text:p>
          </table:table-cell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940">
            <text:p>294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78">
            <text:p>327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Renderer" table:style-name="ta1" table:print="false">
        <table:table-column table:style-name="co33" table:default-cell-style-name="ce2"/>
        <table:table-column table:style-name="co2" table:default-cell-style-name="ce9"/>
        <table:table-column table:style-name="co25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Mask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1795in">
              <dc:creator>LS</dc:creator>
              <dc:date>2018-12-21T00:00:00</dc:date>
              <text:p text:style-name="P1"><text:span text:style-name="T1">WebGLRenderer-flow.js:2164:9-48: MaskManager</text:span>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1795in">
              <dc:creator>LS</dc:creator>
              <dc:date>2018-12-21T00:00:00</dc:date>
              <text:p text:style-name="P1"><text:span text:style-name="T1">WebGLRenderer-flow.js:2164:28-48: MaskManager</text:span></text:p>
              <text:p text:style-name="P1"><text:span text:style-name="T1">WebGLRenderer-flow.js:2164:32-42: [class: MaskManager]</text:span></text:p>
            </office:annotation>
            <text:p>2</text:p>
          </table:table-cell>
        </table:table-row>
        <table:table-row table:style-name="ro2">
          <table:table-cell office:value-type="string">
            <text:p>Stencil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3551in">
              <dc:creator>LS</dc:creator>
              <dc:date>2018-12-21T00:00:00</dc:date>
              <text:p text:style-name="P1"><text:span text:style-name="T1">WebGLRenderer-flow.js:2171:9-54: StencilManager</text:span>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3551in">
              <dc:creator>LS</dc:creator>
              <dc:date>2018-12-21T00:00:00</dc:date>
              <text:p text:style-name="P1"><text:span text:style-name="T1">WebGLRenderer-flow.js:2171:31-54: StencilManager</text:span></text:p>
              <text:p text:style-name="P1"><text:span text:style-name="T1">WebGLRenderer-flow.js:2171:35-48: [class: StencilManager]</text:span></text:p>
            </office:annotation>
            <text:p>2</text:p>
          </table:table-cell>
        </table:table-row>
        <table:table-row table:style-name="ro2">
          <table:table-cell office:value-type="string">
            <text:p>Filter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5311in">
              <dc:creator>LS</dc:creator>
              <dc:date>2018-12-21T00:00:00</dc:date>
              <text:p text:style-name="P1"><text:span text:style-name="T1">WebGLRenderer-flow.js:2221:9-52: FilterManager</text:span>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5311in">
              <dc:creator>LS</dc:creator>
              <dc:date>2018-12-21T00:00:00</dc:date>
              <text:p text:style-name="P1"><text:span text:style-name="T1">WebGLRenderer-flow.js:2221:30-52: FilterManager</text:span></text:p>
              <text:p text:style-name="P1"><text:span text:style-name="T1">WebGLRenderer-flow.js:2221:34-46: [class: FilterManager]</text:span></text:p>
            </office:annotation>
            <text:p>2</text:p>
          </table:table-cell>
        </table:table-row>
        <table:table-row table:style-name="ro2">
          <table:table-cell office:value-type="string">
            <text:p>RenderTarget</text:p>
          </table:table-cell>
          <table:table-cell office:value-type="float" office:value="2">
            <office:annotation draw:style-name="gr12" draw:text-style-name="P1" svg:width="1.1413in" svg:height="1.3232in" svg:x="2.8913in" svg:y="0.1114in" draw:caption-point-x="-0.2402in" draw:caption-point-y="0.5953in">
              <dc:creator>LS</dc:creator>
              <dc:date>2018-12-21T00:00:00</dc:date>
              <text:p text:style-name="P1"><text:span text:style-name="T1">WebGLRenderer-flow.js:2259:9-106: RenderTarget</text:span></text:p>
              <text:p text:style-name="P1"><text:span text:style-name="T1">WebGLRenderer-flow.js:2464:13-51: RenderTarget</text:span></text:p>
            </office:annotation>
            <text:p>2</text:p>
          </table:table-cell>
          <table:table-cell office:value-type="float" office:value="10">
            <office:annotation draw:style-name="gr29" draw:text-style-name="P1" svg:width="1.1413in" svg:height="6.2996in" svg:x="4.2992in" svg:y="0.1114in" draw:caption-point-x="-0.2402in" draw:caption-point-y="0.5953in">
              <dc:creator>LS</dc:creator>
              <dc:date>2018-12-21T00:00:00</dc:date>
              <text:p text:style-name="P1"><text:span text:style-name="T1">WebGLRenderer-flow.js:2259:33-106: RenderTarget</text:span></text:p>
              <text:p text:style-name="P1"><text:span text:style-name="T1">WebGLRenderer-flow.js:2259:37-48: [class: RenderTarget]</text:span></text:p>
              <text:p text:style-name="P1"><text:span text:style-name="T1">WebGLRenderer-flow.js:2260:9-29: RenderTarget</text:span></text:p>
              <text:p text:style-name="P1"><text:span text:style-name="T1">WebGLRenderer-flow.js:2262:31-51: RenderTarget</text:span></text:p>
              <text:p text:style-name="P1"><text:span text:style-name="T1">WebGLRenderer-flow.js:2460:22-33: RenderTarget</text:span></text:p>
              <text:p text:style-name="P1"><text:span text:style-name="T1">WebGLRenderer-flow.js:2462:13-24: RenderTarget</text:span></text:p>
              <text:p text:style-name="P1"><text:span text:style-name="T1">WebGLRenderer-flow.js:2464:40-51: RenderTarget</text:span></text:p>
              <text:p text:style-name="P1"><text:span text:style-name="T1">WebGLRenderer-flow.js:2465:13-24: RenderTarget</text:span></text:p>
              <text:p text:style-name="P1"><text:span text:style-name="T1">WebGLRenderer-flow.js:2469:64-75: RenderTarget</text:span></text:p>
              <text:p text:style-name="P1"><text:span text:style-name="T1">WebGLRenderer-flow.js:2472:46-57: RenderTarget</text:span></text:p>
            </office:annotation>
            <text:p>10</text:p>
          </table:table-cell>
        </table:table-row>
        <table:table-row table:style-name="ro2">
          <table:table-cell office:value-type="string">
            <text:p>ObjectRenderer</text:p>
          </table:table-cell>
          <table:table-cell office:value-type="float" office:value="0">
            <text:p>0</text:p>
          </table:table-cell>
          <table:table-cell office:value-type="float" office:value="1">
            <office:annotation draw:style-name="gr6" draw:text-style-name="P1" svg:width="1.1413in" svg:height="0.7012in" svg:x="4.2992in" svg:y="0.287in" draw:caption-point-x="-0.2402in" draw:caption-point-y="0.5953in">
              <dc:creator>LS</dc:creator>
              <dc:date>2018-12-21T00:00:00</dc:date>
              <text:p text:style-name="P1"><text:span text:style-name="T1">WebGLRenderer-flow.js:2178:34-47: [class: ObjectRenderer]</text:span></text:p>
            </office:annotation>
            <text:p>1</text:p>
          </table:table-cell>
        </table:table-row>
        <table:table-row table:style-name="ro2">
          <table:table-cell office:value-type="string">
            <text:p>TextureManager</text:p>
          </table:table-cell>
          <table:table-cell office:value-type="float" office:value="1">
            <office:annotation draw:style-name="gr6" draw:text-style-name="P1" svg:width="1.1413in" svg:height="0.7012in" svg:x="2.8913in" svg:y="0.463in" draw:caption-point-x="-0.2402in" draw:caption-point-y="0.5953in">
              <dc:creator>LS</dc:creator>
              <dc:date>2018-12-21T00:00:00</dc:date>
              <text:p text:style-name="P1"><text:span text:style-name="T1">WebGLRenderer-flow.js:2254:9-54: TextureManager</text:span>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.463in" draw:caption-point-x="-0.2402in" draw:caption-point-y="0.5953in">
              <dc:creator>LS</dc:creator>
              <dc:date>2018-12-21T00:00:00</dc:date>
              <text:p text:style-name="P1"><text:span text:style-name="T1">WebGLRenderer-flow.js:2254:31-54: TextureManager</text:span></text:p>
              <text:p text:style-name="P1"><text:span text:style-name="T1">WebGLRenderer-flow.js:2254:35-48: [class: TextureManager]</text:span></text:p>
            </office:annotation>
            <text:p>2</text:p>
          </table:table-cell>
        </table:table-row>
        <table:table-row table:style-name="ro2">
          <table:table-cell office:value-type="string">
            <text:p>TextureGarbageCollector</text:p>
          </table:table-cell>
          <table:table-cell office:value-type="float" office:value="1">
            <office:annotation draw:style-name="gr14" draw:text-style-name="P1" svg:width="1.1413in" svg:height="0.8567in" svg:x="2.8913in" svg:y="0.6386in" draw:caption-point-x="-0.2402in" draw:caption-point-y="0.5953in">
              <dc:creator>LS</dc:creator>
              <dc:date>2018-12-21T00:00:00</dc:date>
              <text:p text:style-name="P1"><text:span text:style-name="T1">WebGLRenderer-flow.js:2255:9-58: TextureGarbageCollector</text:span></text:p>
            </office:annotation>
            <text:p>1</text:p>
          </table:table-cell>
          <table:table-cell office:value-type="float" office:value="2">
            <office:annotation draw:style-name="gr1" draw:text-style-name="P1" svg:width="1.1413in" svg:height="1.6343in" svg:x="4.2992in" svg:y="0.6386in" draw:caption-point-x="-0.2402in" draw:caption-point-y="0.5953in">
              <dc:creator>LS</dc:creator>
              <dc:date>2018-12-21T00:00:00</dc:date>
              <text:p text:style-name="P1"><text:span text:style-name="T1">WebGLRenderer-flow.js:2255:26-58: TextureGarbageCollector</text:span></text:p>
              <text:p text:style-name="P1"><text:span text:style-name="T1">WebGLRenderer-flow.js:2255:30-52: [class: TextureGarbageCollector]</text:span></text:p>
            </office:annotation>
            <text:p>2</text:p>
          </table:table-cell>
        </table:table-row>
        <table:table-row table:style-name="ro2">
          <table:table-cell office:value-type="string">
            <text:p>WebGLState</text:p>
          </table:table-cell>
          <table:table-cell office:value-type="float" office:value="1">
            <office:annotation draw:style-name="gr4" draw:text-style-name="P1" svg:width="1.1413in" svg:height="0.5457in" svg:x="2.8913in" svg:y="0.8142in" draw:caption-point-x="-0.2402in" draw:caption-point-y="0.5953in">
              <dc:creator>LS</dc:creator>
              <dc:date>2018-12-21T00:00:00</dc:date>
              <text:p text:style-name="P1"><text:span text:style-name="T1">WebGLRenderer-flow.js:2210:9-44: WebGLState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2992in" svg:y="0.8146in" draw:caption-point-x="-0.2402in" draw:caption-point-y="0.5949in">
              <dc:creator>LS</dc:creator>
              <dc:date>2018-12-21T00:00:00</dc:date>
              <text:p text:style-name="P1"><text:span text:style-name="T1">WebGLRenderer-flow.js:2210:22-44: WebGLState</text:span></text:p>
              <text:p text:style-name="P1"><text:span text:style-name="T1">WebGLRenderer-flow.js:2210:26-35: [class: WebGLState]</text:span></text:p>
            </office:annotation>
            <text:p>2</text:p>
          </table:table-cell>
        </table:table-row>
        <table:table-row table:style-name="ro2">
          <table:table-cell table:style-name="ce3" office:value-type="string">
            <text:p>SystemRendere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OTAL</text:p>
          </table:table-cell>
          <table:table-cell table:style-name="Default" table:formula="of:=SUM([.B2:.B10])" office:value-type="float" office:value="8">
            <text:p>8</text:p>
          </table:table-cell>
          <table:table-cell table:style-name="Default" table:formula="of:=SUM([.C2:.C10])" office:value-type="float" office:value="23">
            <text:p>23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2102">
            <text:p>2102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2640">
            <text:p>2640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WebGLRenderer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1/11/2019</text:date>, <text:time>16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9-01-11T16:16:33</dc:date>
    <dc:creator>Leonardo Silva</dc:creator>
    <meta:editing-duration>P3DT3H10M58S</meta:editing-duration>
    <meta:editing-cycles>310</meta:editing-cycles>
    <meta:generator>OpenOffice/4.1.5$Unix OpenOffice.org_project/415m1$Build-9789</meta:generator>
    <meta:document-statistic meta:table-count="84" meta:cell-count="1327" meta:object-count="0"/>
  </office:meta>
</office:document-meta>
</file>